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arial" svg:font-family="arial, helvetica, sans-serif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</style:style>
    <style:style style:name="T1" style:family="text">
      <style:text-properties style:font-name="arial"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loext:opacity="0%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" style:family="text">
      <style:text-properties style:use-window-font-color="true" loext:opacity="0%" fo:font-size="12pt" fo:language="en" fo:country="US" officeooo:rsid="000d39bb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5" style:family="text">
      <style:text-properties style:use-window-font-color="true" loext:opacity="0%" fo:font-size="12pt" fo:language="en" fo:country="US" officeooo:rsid="000d7a6a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6" style:family="text">
      <style:text-properties officeooo:rsid="000a0572"/>
    </style:style>
    <style:style style:name="T7" style:family="text">
      <style:text-properties officeooo:rsid="000d3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What </text:span></text:span><text:span text:style-name="T2">is the problem, </text:span><text:span text:style-name="Strong_20_Emphasis"><text:span text:style-name="T1">Why </text:span></text:span><text:span text:style-name="T2">that is a problem, </text:span><text:span text:style-name="Strong_20_Emphasis"><text:span text:style-name="T1">How </text:span></text:span><text:span text:style-name="T2">are your planning on solving, or </text:span><text:span text:style-name="Strong_20_Emphasis"><text:span text:style-name="T1">How </text:span></text:span><text:span text:style-name="T2">you solved it.</text:span></text:p>
      <text:p text:style-name="P1"/>
      <text:p text:style-name="P1">Due Sunday <text:span text:style-name="T6">4</text:span>/<text:span text:style-name="T7">17</text:span><text:span text:style-name="T3">/2022</text:span></text:p>
      <text:p text:style-name="P1">Journal #<text:span text:style-name="T7">5 (Last one)</text:span></text:p>
      <text:p text:style-name="P1"/>
      <text:p text:style-name="P1">Recounting:</text:p>
      <text:p text:style-name="P1"><text:span text:style-name="T3"><text:tab/></text:span><text:span text:style-name="T4">The power package we are planning to use is: 6600 mAh @ 3.7V battery with a 2” x 4” solar panel that will give us a max recharge rate of 1.2W. <text:s/>This will be connected to a board that will charge and discharge the battery or use solar entirely if it has the capability to do so. <text:s/>We will also have a thermistor attached to the battery to ensure it operates at it’s rated operating temps. <text:s/>The reason for a bigger battery than proposed is that I wanted to source all the parts from a known good parts supplier (Adafruit) and I didn’t want to run into unforeseen part related issues if I purchased from a questionable source. </text:span><text:span text:style-name="T5">It is the closest size that Adafruit sells.</text:span><text:span text:style-name="T4"> <text:s/>This statement also applies to the rest of the power system.</text:span></text:p>
      <text:p text:style-name="P1"/>
      <text:p text:style-name="P1">Current Problem:</text:p>
      <text:p text:style-name="P1"><text:tab/><text:span text:style-name="T4">I need to assess the power system, test the real consumption, and create a casing for the entire package.</text:span></text:p>
      <text:p text:style-name="P1"/>
      <text:p text:style-name="P1">Solution:</text:p>
      <text:p text:style-name="P1"><text:tab/><text:span text:style-name="T7">This should be relatively straightforward. <text:s/>I will simply test the power consumption for the entire system and then for each component (Magnetometer and Time of Fligh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arial" svg:font-family="arial, helvetica, 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</meta:creation-date>
    <dc:language>en-US</dc:language>
    <dc:date>2022-04-17T16:03:06.620000000</dc:date>
    <meta:editing-cycles>14</meta:editing-cycles>
    <meta:editing-duration>PT1H44M14S</meta:editing-duration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213" meta:character-count="1180" meta:non-whitespace-character-count="968"/>
    <meta:user-defined meta:name="AppVersion">15.0000</meta:user-defined>
  </office:meta>
</office:document-meta>
</file>